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4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00">
      <style:text-properties fo:color="#c9211e"/>
    </style:style>
    <style:style style:name="ce6" style:family="table-cell" style:parent-style-name="Default" style:data-style-name="N100">
      <style:table-cell-properties fo:background-color="#ffff00"/>
    </style:style>
    <style:style style:name="ce7" style:family="table-cell" style:parent-style-name="Default" style:data-style-name="N100">
      <style:table-cell-properties fo:background-color="#81d41a"/>
    </style:style>
    <style:style style:name="ce8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1d41a"/>
    </style:style>
    <style:style style:name="ce2" style:family="table-cell" style:parent-style-name="Default" style:data-style-name="N111"/>
    <style:style style:name="ce12" style:family="table-cell" style:parent-style-name="Default" style:data-style-name="N111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5-03-14_09-57-0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2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5-Mar-14 16:59:04.08017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6:59:04.258041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3" office:value-type="string" calcext:value-type="string">
            <text:p>failing log</text:p>
          </table:table-cell>
          <table:table-cell table:number-columns-repeated="5"/>
          <table:table-cell table:style-name="ce3" office:value-type="string" calcext:value-type="string">
            <text:p>failing log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5-Mar-14 16:59:04.42077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6:59:04.62127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6:59:24.78026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"/>
          <table:table-cell table:style-name="ce1" office:value-type="string" calcext:value-type="string">
            <text:p>2025-Mar-17 17:00:00.468652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"/>
          <table:table-cell table:style-name="ce1" office:value-type="string" calcext:value-type="string">
            <text:p>2025-Mar-18 17:12:54.91255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24.964346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1" office:value-type="string" calcext:value-type="string">
            <text:p>2025-Mar-17 17:00:00.647202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1" office:value-type="string" calcext:value-type="string">
            <text:p>2025-Mar-18 17:12:55.09170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25.12077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"/>
          <table:table-cell table:style-name="ce1" office:value-type="string" calcext:value-type="string">
            <text:p>2025-Mar-17 17:00:00.80997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"/>
          <table:table-cell table:style-name="ce1" office:value-type="string" calcext:value-type="string">
            <text:p>2025-Mar-18 17:12:55.25428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25.320202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"/>
          <table:table-cell table:style-name="ce1" office:value-type="string" calcext:value-type="string">
            <text:p>2025-Mar-17 17:00:00.938533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"/>
          <table:table-cell table:style-name="ce1" office:value-type="string" calcext:value-type="string">
            <text:p>2025-Mar-18 17:12:55.449674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0405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0]-[.A9]" office:value-type="time" office:time-value="PT00H00M07.720309915S" calcext:value-type="time">
            <text:p>00:00:07.72</text:p>
          </table:table-cell>
          <table:table-cell/>
          <table:table-cell table:style-name="ce1" office:value-type="string" calcext:value-type="string">
            <text:p>2025-Mar-17 17:00:08.73842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G10]-[.G9]" office:value-type="time" office:time-value="PT00H00M07.799896086S" calcext:value-type="time">
            <text:p>00:00:07.80</text:p>
          </table:table-cell>
          <table:table-cell/>
          <table:table-cell table:style-name="ce1" office:value-type="string" calcext:value-type="string">
            <text:p>2025-Mar-18 17:13:03.31872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[.M10]-[.M9]" office:value-type="time" office:time-value="PT00H00M07.869048673S" calcext:value-type="time">
            <text:p>00:00:07.87</text:p>
          </table:table-cell>
          <table:table-cell/>
        </table:table-row>
        <table:table-row table:style-name="ro1">
          <table:table-cell table:style-name="ce1" office:value-type="string" calcext:value-type="string">
            <text:p>2025-Mar-14 16:59:33.23213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7 17:00:08.96280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8 17:13:03.45761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48571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7 17:00:09.15201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8 17:13:03.70983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6724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7 17:00:09.39924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8 17:13:03.89515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85780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table:style-name="ce1" office:value-type="string" calcext:value-type="string">
            <text:p>2025-Mar-17 17:00:09.58347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table:style-name="ce1" office:value-type="string" calcext:value-type="string">
            <text:p>2025-Mar-18 17:13:04.14241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</table:table-row>
        <table:table-row table:style-name="ro1">
          <table:table-cell table:style-name="ce5" office:value-type="string" calcext:value-type="string">
            <text:p>2025-Mar-14 16:59:44.197518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formula="of:=[.A15]-[.A14]" office:value-type="time" office:time-value="PT00H00M10.339712072S" calcext:value-type="time">
            <text:p>00:00:10.34</text:p>
          </table:table-cell>
          <table:table-cell/>
          <table:table-cell table:style-name="ce5" office:value-type="string" calcext:value-type="string">
            <text:p>2025-Mar-17 17:00:19.88044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formula="of:=[.G15]-[.G14]" office:value-type="time" office:time-value="PT00H00M10.296967509S" calcext:value-type="time">
            <text:p>00:00:10.30</text:p>
          </table:table-cell>
          <table:table-cell/>
          <table:table-cell table:style-name="ce5" office:value-type="string" calcext:value-type="string">
            <text:p>2025-Mar-18 17:13:14.458365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style-name="ce2" table:formula="of:=[.M15]-[.M14]" office:value-type="time" office:time-value="PT00H00M10.315946862S" calcext:value-type="time">
            <text:p>00:00:10.32</text:p>
          </table:table-cell>
          <table:table-cell/>
        </table:table-row>
        <table:table-row table:style-name="ro1">
          <table:table-cell table:style-name="ce5" office:value-type="string" calcext:value-type="string">
            <text:p>2025-Mar-14 16:59:44.358851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number-columns-repeated="2"/>
          <table:table-cell table:style-name="ce5" office:value-type="string" calcext:value-type="string">
            <text:p>2025-Mar-17 17:00:20.048052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number-columns-repeated="2"/>
          <table:table-cell table:style-name="ce5" office:value-type="string" calcext:value-type="string">
            <text:p>2025-Mar-18 17:13:14.691509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style-name="ce2"/>
          <table:table-cell/>
        </table:table-row>
        <table:table-row table:style-name="ro1">
          <table:table-cell table:style-name="ce5" office:value-type="string" calcext:value-type="string">
            <text:p>2025-Mar-14 16:59:44.520362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number-columns-repeated="2"/>
          <table:table-cell table:style-name="ce5" office:value-type="string" calcext:value-type="string">
            <text:p>2025-Mar-17 17:00:20.20955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number-columns-repeated="2"/>
          <table:table-cell table:style-name="ce5" office:value-type="string" calcext:value-type="string">
            <text:p>2025-Mar-18 17:13:14.85294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style-name="ce2"/>
          <table:table-cell/>
        </table:table-row>
        <table:table-row table:style-name="ro1">
          <table:table-cell table:style-name="ce5" office:value-type="string" calcext:value-type="string">
            <text:p>2025-Mar-14 16:59:44.713268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number-columns-repeated="2"/>
          <table:table-cell table:style-name="ce5" office:value-type="string" calcext:value-type="string">
            <text:p>2025-Mar-17 17:00:20.409902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number-columns-repeated="2"/>
          <table:table-cell table:style-name="ce5" office:value-type="string" calcext:value-type="string">
            <text:p>2025-Mar-18 17:13:15.053421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5.63932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2" table:formula="of:=[.A19]-[.A18]" office:value-type="time" office:time-value="PT00H00M00.92605236S" calcext:value-type="time">
            <text:p>00:00:00.93</text:p>
          </table:table-cell>
          <table:table-cell table:formula="of:=[.A19]-[.A14]" office:value-type="time" office:time-value="PT00H00M11.78151425S" calcext:value-type="time">
            <text:p>00:00:11.78</text:p>
          </table:table-cell>
          <table:table-cell table:style-name="ce1" office:value-type="string" calcext:value-type="string">
            <text:p>2025-Mar-17 17:00:21.37626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2" table:formula="of:=[.G19]-[.G18]" office:value-type="time" office:time-value="PT00H00M00.966367219S" calcext:value-type="time">
            <text:p>00:00:00.97</text:p>
          </table:table-cell>
          <table:table-cell table:formula="of:=[.G19]-[.G14]" office:value-type="time" office:time-value="PT00H00M11.792793986S" calcext:value-type="time">
            <text:p>00:00:11.79</text:p>
          </table:table-cell>
          <table:table-cell table:style-name="ce1" office:value-type="string" calcext:value-type="string">
            <text:p>2025-Mar-18 17:13:15.92784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2" table:formula="of:=[.M19]-[.M18]" office:value-type="time" office:time-value="PT00H00M00.874421932S" calcext:value-type="time">
            <text:p>00:00:00.87</text:p>
          </table:table-cell>
          <table:table-cell table:style-name="ce2" table:formula="of:=[.M19]-[.M14]" office:value-type="time" office:time-value="PT00H00M11.785424408S" calcext:value-type="time">
            <text:p>00:00:11.79</text:p>
          </table:table-cell>
        </table:table-row>
        <table:table-row table:style-name="ro1">
          <table:table-cell table:style-name="ce1" office:value-type="string" calcext:value-type="string">
            <text:p>2025-Mar-14 16:59:45.94060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20]-[.A19]" office:value-type="time" office:time-value="PT00H00M00.301288976S" calcext:value-type="time">
            <text:p>00:00:00.30</text:p>
          </table:table-cell>
          <table:table-cell/>
          <table:table-cell table:style-name="ce1" office:value-type="string" calcext:value-type="string">
            <text:p>2025-Mar-17 17:00:21.67743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G20]-[.G19]" office:value-type="time" office:time-value="PT00H00M00.301163876S" calcext:value-type="time">
            <text:p>00:00:00.30</text:p>
          </table:table-cell>
          <table:table-cell/>
          <table:table-cell table:style-name="ce1" office:value-type="string" calcext:value-type="string">
            <text:p>2025-Mar-18 17:13:16.93608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19517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25" calcext:value-type="float">
            <text:p>36025</text:p>
          </table:table-cell>
          <table:table-cell table:formula="of:=[.A21]-[.A20]" office:value-type="time" office:time-value="PT00H00M00.254568877S" calcext:value-type="time">
            <text:p>00:00:00.25</text:p>
          </table:table-cell>
          <table:table-cell/>
          <table:table-cell table:style-name="ce1" office:value-type="string" calcext:value-type="string">
            <text:p>2025-Mar-17 17:00:21.86775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25" calcext:value-type="float">
            <text:p>36025</text:p>
          </table:table-cell>
          <table:table-cell table:formula="of:=[.G21]-[.G20]" office:value-type="time" office:time-value="PT00H00M00.19032096S" calcext:value-type="time">
            <text:p>00:00:00.19</text:p>
          </table:table-cell>
          <table:table-cell/>
          <table:table-cell table:style-name="ce1" office:value-type="string" calcext:value-type="string">
            <text:p>2025-Mar-18 17:13:17.04332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37821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50" calcext:value-type="float">
            <text:p>36050</text:p>
          </table:table-cell>
          <table:table-cell table:formula="of:=[.A22]-[.A21]" office:value-type="time" office:time-value="PT00H00M00.18304002S" calcext:value-type="time">
            <text:p>00:00:00.18</text:p>
          </table:table-cell>
          <table:table-cell/>
          <table:table-cell table:style-name="ce1" office:value-type="string" calcext:value-type="string">
            <text:p>2025-Mar-17 17:00:22.05075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50" calcext:value-type="float">
            <text:p>36050</text:p>
          </table:table-cell>
          <table:table-cell table:formula="of:=[.G22]-[.G21]" office:value-type="time" office:time-value="PT00H00M00.182997272S" calcext:value-type="time">
            <text:p>00:00:00.18</text:p>
          </table:table-cell>
          <table:table-cell/>
          <table:table-cell table:style-name="ce1" office:value-type="string" calcext:value-type="string">
            <text:p>2025-Mar-18 17:13:17.22746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56243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23]-[.A22]" office:value-type="time" office:time-value="PT00H00M00.18421181S" calcext:value-type="time">
            <text:p>00:00:00.18</text:p>
          </table:table-cell>
          <table:table-cell/>
          <table:table-cell table:style-name="ce1" office:value-type="string" calcext:value-type="string">
            <text:p>2025-Mar-17 17:00:22.23625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G23]-[.G22]" office:value-type="time" office:time-value="PT00H00M00.185505557S" calcext:value-type="time">
            <text:p>00:00:00.19</text:p>
          </table:table-cell>
          <table:table-cell/>
          <table:table-cell table:style-name="ce1" office:value-type="string" calcext:value-type="string">
            <text:p>2025-Mar-18 17:13:17.41167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75421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24]-[.A23]" office:value-type="time" office:time-value="PT00H00M00.191785069S" calcext:value-type="time">
            <text:p>00:00:00.19</text:p>
          </table:table-cell>
          <table:table-cell/>
          <table:table-cell table:style-name="ce1" office:value-type="string" calcext:value-type="string">
            <text:p>2025-Mar-17 17:00:22.42928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G24]-[.G23]" office:value-type="time" office:time-value="PT00H00M00.19302601S" calcext:value-type="time">
            <text:p>00:00:00.19</text:p>
          </table:table-cell>
          <table:table-cell/>
          <table:table-cell table:style-name="ce1" office:value-type="string" calcext:value-type="string">
            <text:p>2025-Mar-18 17:13:17.59466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99884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formula="of:=[.A25]-[.A24]" office:value-type="time" office:time-value="PT00H00M00.244633178S" calcext:value-type="time">
            <text:p>00:00:00.24</text:p>
          </table:table-cell>
          <table:table-cell/>
          <table:table-cell table:style-name="ce1" office:value-type="string" calcext:value-type="string">
            <text:p>2025-Mar-17 17:00:22.67762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formula="of:=[.G25]-[.G24]" office:value-type="time" office:time-value="PT00H00M00.248343428S" calcext:value-type="time">
            <text:p>00:00:00.25</text:p>
          </table:table-cell>
          <table:table-cell/>
          <table:table-cell table:style-name="ce1" office:value-type="string" calcext:value-type="string">
            <text:p>2025-Mar-18 17:13:17.78779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18930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formula="of:=[.A26]-[.A25]" office:value-type="time" office:time-value="PT00H00M00.190454233S" calcext:value-type="time">
            <text:p>00:00:00.19</text:p>
          </table:table-cell>
          <table:table-cell/>
          <table:table-cell table:style-name="ce1" office:value-type="string" calcext:value-type="string">
            <text:p>2025-Mar-17 17:00:22.86300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formula="of:=[.G26]-[.G25]" office:value-type="time" office:time-value="PT00H00M00.185373542S" calcext:value-type="time">
            <text:p>00:00:00.19</text:p>
          </table:table-cell>
          <table:table-cell/>
          <table:table-cell table:style-name="ce1" office:value-type="string" calcext:value-type="string">
            <text:p>2025-Mar-18 17:13:18.03492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37466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formula="of:=[.A27]-[.A26]" office:value-type="time" office:time-value="PT00H00M00.185363484S" calcext:value-type="time">
            <text:p>00:00:00.19</text:p>
          </table:table-cell>
          <table:table-cell/>
          <table:table-cell table:style-name="ce1" office:value-type="string" calcext:value-type="string">
            <text:p>2025-Mar-17 17:00:23.04837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formula="of:=[.G27]-[.G26]" office:value-type="time" office:time-value="PT00H00M00.185372913S" calcext:value-type="time">
            <text:p>00:00:00.19</text:p>
          </table:table-cell>
          <table:table-cell/>
          <table:table-cell table:style-name="ce1" office:value-type="string" calcext:value-type="string">
            <text:p>2025-Mar-18 17:13:18.22169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56128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formula="of:=[.A28]-[.A27]" office:value-type="time" office:time-value="PT00H00M00.186621398S" calcext:value-type="time">
            <text:p>00:00:00.19</text:p>
          </table:table-cell>
          <table:table-cell/>
          <table:table-cell table:style-name="ce1" office:value-type="string" calcext:value-type="string">
            <text:p>2025-Mar-17 17:00:23.29675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formula="of:=[.G28]-[.G27]" office:value-type="time" office:time-value="PT00H00M00.248377374S" calcext:value-type="time">
            <text:p>00:00:00.25</text:p>
          </table:table-cell>
          <table:table-cell/>
          <table:table-cell table:style-name="ce1" office:value-type="string" calcext:value-type="string">
            <text:p>2025-Mar-18 17:13:18.40701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8084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formula="of:=[.A29]-[.A28]" office:value-type="time" office:time-value="PT00H00M00.247155922S" calcext:value-type="time">
            <text:p>00:00:00.25</text:p>
          </table:table-cell>
          <table:table-cell/>
          <table:table-cell table:style-name="ce1" office:value-type="string" calcext:value-type="string">
            <text:p>2025-Mar-17 17:00:23.48336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formula="of:=[.G29]-[.G28]" office:value-type="time" office:time-value="PT00H00M00.186615111S" calcext:value-type="time">
            <text:p>00:00:00.19</text:p>
          </table:table-cell>
          <table:table-cell/>
          <table:table-cell table:style-name="ce1" office:value-type="string" calcext:value-type="string">
            <text:p>2025-Mar-18 17:13:18.59363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99509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formula="of:=[.A30]-[.A29]" office:value-type="time" office:time-value="PT00H00M00.186654716S" calcext:value-type="time">
            <text:p>00:00:00.19</text:p>
          </table:table-cell>
          <table:table-cell/>
          <table:table-cell table:style-name="ce1" office:value-type="string" calcext:value-type="string">
            <text:p>2025-Mar-17 17:00:23.66748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formula="of:=[.G30]-[.G29]" office:value-type="time" office:time-value="PT00H00M00.184120028S" calcext:value-type="time">
            <text:p>00:00:00.18</text:p>
          </table:table-cell>
          <table:table-cell/>
          <table:table-cell table:style-name="ce1" office:value-type="string" calcext:value-type="string">
            <text:p>2025-Mar-18 17:13:18.84088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1779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formula="of:=[.A31]-[.A30]" office:value-type="time" office:time-value="PT00H00M00.182814337S" calcext:value-type="time">
            <text:p>00:00:00.18</text:p>
          </table:table-cell>
          <table:table-cell/>
          <table:table-cell table:style-name="ce1" office:value-type="string" calcext:value-type="string">
            <text:p>2025-Mar-17 17:00:23.85173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formula="of:=[.G31]-[.G30]" office:value-type="time" office:time-value="PT00H00M00.184247643S" calcext:value-type="time">
            <text:p>00:00:00.18</text:p>
          </table:table-cell>
          <table:table-cell/>
          <table:table-cell table:style-name="ce6" office:value-type="string" calcext:value-type="string">
            <text:p>2025-Mar-18 17:13:19.026260</text:p>
          </table:table-cell>
          <table:table-cell table:style-name="ce3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36343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formula="of:=[.A32]-[.A31]" office:value-type="time" office:time-value="PT00H00M00.185523159S" calcext:value-type="time">
            <text:p>00:00:00.19</text:p>
          </table:table-cell>
          <table:table-cell/>
          <table:table-cell table:style-name="ce1" office:value-type="string" calcext:value-type="string">
            <text:p>2025-Mar-17 17:00:24.09898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formula="of:=[.G32]-[.G31]" office:value-type="time" office:time-value="PT00H00M00.247255876S" calcext:value-type="time">
            <text:p>00:00:00.25</text:p>
          </table:table-cell>
          <table:table-cell/>
          <table:table-cell table:style-name="ce1" office:value-type="string" calcext:value-type="string">
            <text:p>2025-Mar-18 17:15:06.255223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61067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formula="of:=[.A33]-[.A32]" office:value-type="time" office:time-value="PT00H00M00.247238902S" calcext:value-type="time">
            <text:p>00:00:00.25</text:p>
          </table:table-cell>
          <table:table-cell/>
          <table:table-cell table:style-name="ce1" office:value-type="string" calcext:value-type="string">
            <text:p>2025-Mar-17 17:00:24.28310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formula="of:=[.G33]-[.G32]" office:value-type="time" office:time-value="PT00H00M00.184118142S" calcext:value-type="time">
            <text:p>00:00:00.18</text:p>
          </table:table-cell>
          <table:table-cell/>
          <table:table-cell table:style-name="ce1" office:value-type="string" calcext:value-type="string">
            <text:p>2025-Mar-18 17:15:06.492095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</table:table-row>
        <table:table-row table:style-name="ro1">
          <table:table-cell table:style-name="ce6" office:value-type="string" calcext:value-type="string">
            <text:p>2025-Mar-14 16:59:48.794930</text:p>
          </table:table-cell>
          <table:table-cell table:style-name="ce6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formula="of:=[.A34]-[.A33]" office:value-type="time" office:time-value="PT00H00M00.184255815S" calcext:value-type="time">
            <text:p>00:00:00.18</text:p>
          </table:table-cell>
          <table:table-cell/>
          <table:table-cell table:style-name="ce6" office:value-type="string" calcext:value-type="string">
            <text:p>2025-Mar-17 17:00:24.474972</text:p>
          </table:table-cell>
          <table:table-cell table:style-name="ce3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formula="of:=[.G34]-[.G33]" office:value-type="time" office:time-value="PT00H00M00.191864907S" calcext:value-type="time">
            <text:p>00:00:00.19</text:p>
          </table:table-cell>
          <table:table-cell/>
          <table:table-cell table:style-name="ce1" office:value-type="string" calcext:value-type="string">
            <text:p>2025-Mar-18 17:15:06.65355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</table:table-row>
        <table:table-row table:style-name="ro1">
          <table:table-cell table:style-name="ce7" office:value-type="string" calcext:value-type="string">
            <text:p>2025-Mar-14 16:59:50.095442</text:p>
          </table:table-cell>
          <table:table-cell table:style-name="ce7" office:value-type="string" calcext:value-type="string">
            <text:p>logg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3275" calcext:value-type="float">
            <text:p>33275</text:p>
          </table:table-cell>
          <table:table-cell table:formula="of:=[.A35]-[.A34]" office:value-type="time" office:time-value="PT00H00M01.300512208S" calcext:value-type="time">
            <text:p>00:00:01.30</text:p>
          </table:table-cell>
          <table:table-cell/>
          <table:table-cell table:style-name="ce1" office:value-type="string" calcext:value-type="string">
            <text:p>2025-Mar-17 17:02:12.08567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5-Mar-14 16:59:50.6449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"/>
          <table:table-cell table:style-name="ce1" office:value-type="string" calcext:value-type="string">
            <text:p>2025-Mar-17 17:02:12.248244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5-Mar-14 16:59:53.63728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2"/>
          <table:table-cell table:style-name="ce1" office:value-type="string" calcext:value-type="string">
            <text:p>2025-Mar-17 17:02:12.40974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5-Mar-14 16:59:53.8227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7 17:02:12.61011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5-Mar-14 16:59:54.0093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7 17:03:43.291126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5-Mar-14 16:59:54.19473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7 17:03:43.447325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5-Mar-14 16:59:54.37775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table:style-name="ce1" office:value-type="string" calcext:value-type="string">
            <text:p>2025-Mar-17 17:03:43.61005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5-Mar-14 16:59:54.56322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6:59:54.81046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6:59:54.99720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6:59:55.1865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6:59:55.37320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6:59:55.5586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6:59:55.80695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6:59:56.6450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0:37.6391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0:48.119852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0:48.35933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0:48.528350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0:48.721166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1:08.81700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1:08.989594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1:09.12081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1:09.320065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1:29.481330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1:29.659003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1:29.82047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1:29.94778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025-Mar-14 17:01:37.644237</text:p>
          </table:table-cell>
          <table:table-cell table:style-name="ce1"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14"/>
        </table:table-row>
        <table:table-row table:style-name="ro1" table:number-rows-repeated="104851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8T19:34:09.631626147</dc:date>
    <meta:editing-duration>PT44M49S</meta:editing-duration>
    <meta:editing-cycles>10</meta:editing-cycles>
    <meta:generator>LibreOffice/7.4.7.2$Linux_x86 LibreOffice_project/40$Build-2</meta:generator>
    <meta:document-statistic meta:table-count="1" meta:cell-count="564" meta:object-count="0"/>
  </office:meta>
</office:document-meta>
</file>